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text-properties style:font-name="Lato" officeooo:paragraph-rsid="000efcd4" style:font-name-asian="Lato1" style:font-name-complex="Lato1"/>
    </style:style>
    <style:style style:name="P3" style:family="paragraph" style:parent-style-name="Standard">
      <style:text-properties style:font-name="Lato" fo:font-size="14pt" style:font-name-asian="Lato1" style:font-size-asian="14pt" style:font-name-complex="Lato1" style:font-size-complex="14pt"/>
    </style:style>
    <style:style style:name="P4" style:family="paragraph" style:parent-style-name="Standard">
      <style:text-properties style:font-name="Lato" fo:font-size="14pt" officeooo:paragraph-rsid="000bd338" style:font-name-asian="Lato1" style:font-size-asian="14pt" style:font-name-complex="Lato1" style:font-size-complex="14pt"/>
    </style:style>
    <style:style style:name="P5" style:family="paragraph" style:parent-style-name="Standard">
      <style:text-properties style:font-name="Lato" style:text-underline-style="none" style:font-name-asian="Lato1" style:font-name-complex="Lato1"/>
    </style:style>
    <style:style style:name="P6" style:family="paragraph" style:parent-style-name="Standard">
      <style:text-properties fo:color="#ffffff" loext:opacity="100%" style:font-name="Courier New" fo:background-color="#666666" style:font-name-asian="Courier New1" style:font-name-complex="Courier New1"/>
    </style:style>
    <style:style style:name="P7" style:family="paragraph" style:parent-style-name="Standard">
      <style:text-properties fo:color="#ffffff" loext:opacity="100%" style:font-name="Courier New" fo:background-color="#434343" style:font-name-asian="Courier New1" style:font-name-complex="Courier New1"/>
    </style:style>
    <style:style style:name="P8" style:family="paragraph" style:parent-style-name="Standard">
      <style:text-properties fo:color="#ffffff" loext:opacity="100%" style:font-name="Courier New" officeooo:rsid="000c8937" fo:background-color="#434343" style:font-name-asian="Courier New1" style:font-name-complex="Courier New1"/>
    </style:style>
    <style:style style:name="P9" style:family="paragraph" style:parent-style-name="Standard">
      <style:text-properties officeooo:paragraph-rsid="000efcd4"/>
    </style:style>
    <style:style style:name="P10" style:family="paragraph" style:parent-style-name="Standard" style:master-page-name="Standard">
      <style:paragraph-properties style:page-number="1"/>
      <style:text-properties style:font-name="Lato" fo:font-size="20pt" style:font-name-asian="Lato1" style:font-size-asian="20pt" style:font-name-complex="Lato1" style:font-size-complex="20pt"/>
    </style:style>
    <style:style style:name="P11" style:family="paragraph" style:parent-style-name="Standard">
      <style:text-properties style:font-name="Lato" officeooo:rsid="000c0999" style:font-name-asian="Lato1" style:font-name-complex="Lato1"/>
    </style:style>
    <style:style style:name="P12" style:family="paragraph" style:parent-style-name="Standard">
      <style:text-properties style:font-name="Lato" officeooo:rsid="000c0999" officeooo:paragraph-rsid="000db551" style:font-name-asian="Lato1" style:font-name-complex="Lato1"/>
    </style:style>
    <style:style style:name="P13" style:family="paragraph" style:parent-style-name="Standard">
      <style:text-properties style:use-window-font-color="true" loext:opacity="0%" style:font-name="Lato" officeooo:rsid="000e7672" officeooo:paragraph-rsid="000db551" fo:background-color="transparent" style:font-name-asian="Lato1" style:font-name-complex="Lato1"/>
    </style:style>
    <style:style style:name="P14" style:family="paragraph" style:parent-style-name="Standard">
      <style:text-properties fo:color="#ffffff" loext:opacity="100%" style:font-name="Courier New" fo:background-color="#666666" style:font-name-asian="Courier New1" style:font-name-complex="Courier New1"/>
    </style:style>
    <style:style style:name="P15" style:family="paragraph" style:parent-style-name="Standard">
      <style:text-properties fo:color="#ffffff" loext:opacity="100%" style:font-name="Courier New" officeooo:paragraph-rsid="000f1aff" fo:background-color="#666666" style:font-name-asian="Courier New1" style:font-name-complex="Courier New1"/>
    </style:style>
    <style:style style:name="P16" style:family="paragraph" style:parent-style-name="Standard">
      <style:text-properties fo:color="#ffffff" loext:opacity="100%" style:font-name="Courier New" officeooo:rsid="000f1aff" officeooo:paragraph-rsid="000f1aff" fo:background-color="#666666" style:font-name-asian="Courier New1" style:font-name-complex="Courier New1"/>
    </style:style>
    <style:style style:name="T1" style:family="text">
      <style:text-properties style:font-name="Lato" officeooo:rsid="000c0999" style:font-name-asian="Lato1" style:font-name-complex="Lato1"/>
    </style:style>
    <style:style style:name="T2" style:family="text">
      <style:text-properties style:font-name="Lato" officeooo:rsid="000dbdc7" style:font-name-asian="Lato1" style:font-name-complex="Lato1"/>
    </style:style>
    <style:style style:name="T3" style:family="text">
      <style:text-properties style:font-name="Lato" officeooo:rsid="0010c4ee" style:font-name-asian="Lato1" style:font-name-complex="Lato1"/>
    </style:style>
    <style:style style:name="T4" style:family="text">
      <style:text-properties style:font-name="Lato" officeooo:rsid="000efcd4" style:font-name-asian="Lato1" style:font-name-complex="Lato1"/>
    </style:style>
    <style:style style:name="T5" style:family="text">
      <style:text-properties officeooo:rsid="000bd33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c8937"/>
    </style:style>
    <style:style style:name="T8" style:family="text">
      <style:text-properties officeooo:rsid="000c8937"/>
    </style:style>
    <style:style style:name="T9" style:family="text">
      <style:text-properties fo:color="#ffffff" loext:opacity="100%" style:font-name="Courier New" fo:font-size="11pt" fo:font-style="normal" fo:font-weight="normal" officeooo:rsid="000c0999" fo:background-color="#434343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0" style:family="text">
      <style:text-properties fo:color="#ffffff" loext:opacity="100%" style:font-name="Courier New" fo:font-size="11pt" fo:font-style="normal" fo:font-weight="normal" officeooo:rsid="000e7672" fo:background-color="#434343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1" style:family="text">
      <style:text-properties fo:color="#ffffff" loext:opacity="100%" style:font-name="Courier New" officeooo:rsid="000c0999" fo:background-color="#434343" loext:char-shading-value="0" style:font-name-asian="Courier New1" style:font-name-complex="Courier New1"/>
    </style:style>
    <style:style style:name="T12" style:family="text">
      <style:text-properties fo:color="#ffffff" loext:opacity="100%" style:font-name="Courier New" officeooo:rsid="000f0de8" fo:background-color="#434343" loext:char-shading-value="0" style:font-name-asian="Courier New1" style:font-name-complex="Courier New1"/>
    </style:style>
    <style:style style:name="T13" style:family="text">
      <style:text-properties fo:color="#ffffff" loext:opacity="100%" style:font-name="Courier New" officeooo:rsid="000c8937" fo:background-color="#434343" loext:char-shading-value="0" style:font-name-asian="Courier New1" style:font-name-complex="Courier New1"/>
    </style:style>
    <style:style style:name="T14" style:family="text">
      <style:text-properties fo:color="#ffffff" loext:opacity="100%" style:font-name="Courier New" officeooo:rsid="000efcd4" fo:background-color="#434343" loext:char-shading-value="0" style:font-name-asian="Courier New1" style:font-name-complex="Courier New1"/>
    </style:style>
    <style:style style:name="T15" style:family="text">
      <style:text-properties style:use-window-font-color="true" loext:opacity="0%" style:font-name="Lato" officeooo:rsid="000dbdc7" fo:background-color="transparent" loext:char-shading-value="0" style:font-name-asian="Lato1" style:font-name-complex="Lato1"/>
    </style:style>
    <style:style style:name="T16" style:family="text">
      <style:text-properties style:use-window-font-color="true" loext:opacity="0%" style:font-name="Lato" officeooo:rsid="000c0999" fo:background-color="transparent" loext:char-shading-value="0" style:font-name-asian="Lato1" style:font-name-complex="Lato1"/>
    </style:style>
    <style:style style:name="T17" style:family="text">
      <style:text-properties style:use-window-font-color="true" loext:opacity="0%" style:font-name="Lato" officeooo:rsid="000e7672" fo:background-color="transparent" loext:char-shading-value="0" style:font-name-asian="Lato1" style:font-name-complex="Lato1"/>
    </style:style>
    <style:style style:name="T18" style:family="text">
      <style:text-properties style:use-window-font-color="true" loext:opacity="0%" style:font-name="Lato" officeooo:rsid="000efcd4" fo:background-color="transparent" loext:char-shading-value="0" style:font-name-asian="Lato1" style:font-name-complex="Lato1"/>
    </style:style>
    <style:style style:name="T19" style:family="text">
      <style:text-properties officeooo:rsid="000efcd4"/>
    </style:style>
    <style:style style:name="T20" style:family="text">
      <style:text-properties officeooo:rsid="000c0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ación y Uso</text:p>
      <text:p text:style-name="P1"/>
      <text:p text:style-name="P3">Ambiente virtual</text:p>
      <text:p text:style-name="P1"/>
      <text:p text:style-name="P1">Crear un ambiente virtual para compilar y ejecutar el comando:</text:p>
      <text:p text:style-name="P1"/>
      <text:p text:style-name="P6"><text:s text:c="4"/>$ cd &lt;CARPETA&gt;</text:p>
      <text:p text:style-name="P6"><text:s text:c="4"/>$ python -m venv .venv</text:p>
      <text:p text:style-name="P1"/>
      <text:p text:style-name="P1">Activar el ambiente virtual</text:p>
      <text:p text:style-name="P1"/>
      <text:p text:style-name="P6"><text:s text:c="4"/>$ source .venv/bin/activate</text:p>
      <text:p text:style-name="P1"/>
      <text:p text:style-name="P3">Instalar bibliotecas</text:p>
      <text:p text:style-name="P1"/>
      <text:p text:style-name="P6"><text:s text:c="4"/>$ pip install -r src/requirements.txt</text:p>
      <text:p text:style-name="P5"/>
      <text:p text:style-name="P4"><text:span text:style-name="T6">Instalar Tesseract, </text:span><text:span text:style-name="T7">swig y JamSpell</text:span></text:p>
      <text:p text:style-name="P1"/>
      <text:p text:style-name="P15">sudo <text:span text:style-name="T5">sh install.sh</text:span></text:p>
      <text:p text:style-name="P16">cd src/JamSpell</text:p>
      <text:p text:style-name="P15">python3 setup.py build_ext</text:p>
      <text:p text:style-name="P6">python3 setup.py build_py</text:p>
      <text:p text:style-name="P6">python3 setup.py install</text:p>
      <text:p text:style-name="P3"/>
      <text:p text:style-name="P3">Uso</text:p>
      <text:p text:style-name="P2">Para procesar <text:span text:style-name="T8">las imágenes ubicadas </text:span><text:span text:style-name="T19">l</text:span>a carpeta de origen<text:span text:style-name="T20"> </text:span><text:span text:style-name="T11">input_data/</text:span><text:span text:style-name="T20"> </text:span>y guardar los resultados en <text:span text:style-name="T19">l</text:span>a carpeta de destino <text:span text:style-name="T11">out_data/</text:span>, <text:span text:style-name="T19">ejecutar:</text:span></text:p>
      <text:p text:style-name="P1"/>
      <text:p text:style-name="P1">desde la terminal: </text:p>
      <text:p text:style-name="P7">python3 <text:span text:style-name="T8">run.py</text:span></text:p>
      <text:p text:style-name="P1"/>
      <text:p text:style-name="P1">o desde el intérprete de python:</text:p>
      <text:p text:style-name="P8">procesar_imgs(“in<text:span text:style-name="T19">put_data”</text:span>, “out_<text:span text:style-name="T19">data”</text:span>)</text:p>
      <text:p text:style-name="P11"/>
      <text:p text:style-name="P12"/>
      <text:p text:style-name="P9"><text:span text:style-name="T1">En caso de </text:span><text:span text:style-name="T4">querer </text:span><text:span text:style-name="T1">usar otros directorios, </text:span><text:span text:style-name="T2">usar los </text:span><text:span text:style-name="T3">flags</text:span><text:span text:style-name="T2"> </text:span><text:span text:style-name="T11">-e</text:span><text:span text:style-name="T2"> y </text:span><text:span text:style-name="T11">-s</text:span><text:span text:style-name="T2"> respectivamente. Por ejemplo, si quiero leer imágenes desde el directorio </text:span><text:span text:style-name="T11">entrada/</text:span><text:span text:style-name="T2"> y que la salida sea en </text:span><text:span text:style-name="T11">salida/</text:span><text:span text:style-name="T2">, ejecutar </text:span><text:span text:style-name="T12">$ p</text:span><text:span text:style-name="T11">ython3 run.py -e entrada/ -s salida/</text:span><text:span text:style-name="T4"> o </text:span><text:span text:style-name="T13">procesar_imgs(“</text:span><text:span text:style-name="T14">entrada”</text:span><text:span text:style-name="T13">, “</text:span><text:span text:style-name="T14">salida”</text:span><text:span text:style-name="T13">)</text:span><text:span text:style-name="T4">.</text:span></text:p>
      <text:p text:style-name="P13"/>
      <text:p text:style-name="P9"><text:span text:style-name="T17">Adicionalmente, se puede pasar por parámetro un modelo de corrector ortográfico distinto al default (</text:span><text:span text:style-name="T9">herramientas/model_juridico.bin</text:span><text:span text:style-name="T15">) con el </text:span><text:span text:style-name="T18">flag</text:span><text:span text:style-name="T15"> </text:span><text:span text:style-name="T9">–</text:span><text:span text:style-name="T10">m</text:span><text:span text:style-name="T9">odelo-corrector</text:span><text:span text:style-name="T16"> </text:span><text:span text:style-name="T18">o </text:span><text:span text:style-name="T13">procesar_imgs(“</text:span><text:span text:style-name="T14">entrada”</text:span><text:span text:style-name="T13">, “</text:span><text:span text:style-name="T14">salida”, “path del modelo”</text:span><text:span text:style-name="T13">)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" fo:font-family="La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Lato" fo:font-family="Lato" style:font-family-generic="roman" style:font-pitch="variable" style:text-underline-style="solid" style:text-underline-width="auto" style:text-underline-color="font-color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Lato" fo:font-family="Lato" style:font-family-generic="roman" style:font-pitch="variable" fo:font-size="14pt" style:text-underline-style="solid" style:text-underline-width="auto" style:text-underline-color="font-color" style:font-name-asian="Lato1" style:font-family-asian="Lato" style:font-family-generic-asian="system" style:font-pitch-asian="variable" style:font-size-asian="14pt" style:font-name-complex="Lato1" style:font-family-complex="Lato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9T11:33:11.282336073</dc:date>
    <meta:editing-duration>PT22M59S</meta:editing-duration>
    <meta:editing-cycles>5</meta:editing-cycles>
    <meta:document-statistic meta:table-count="0" meta:image-count="0" meta:object-count="0" meta:page-count="1" meta:paragraph-count="23" meta:word-count="158" meta:character-count="1133" meta:non-whitespace-character-count="981"/>
  </office:meta>
</office:document-meta>
</file>